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0" style:family="paragraph" style:parent-style-name="_5b_Normal_5d_">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11" style:family="paragraph" style:parent-style-name="_5b_Normal_5d_" style:list-style-name="">
      <style:paragraph-properties fo:margin-left="0in" fo:margin-right="0in" fo:margin-top="0in" fo:margin-bottom="0.0417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P12" style:family="paragraph" style:parent-style-name="_5b_Normal_5d_" style:list-style-name="">
      <style:paragraph-properties fo:margin-left="0in" fo:margin-right="0in" fo:margin-top="0in" fo:margin-bottom="0.0417in" fo:line-height="100%" fo:text-align="start" style:justify-single-word="false" fo:text-indent="0in" style:auto-text-indent="false" style:text-autospace="none" style:writing-mode="lr-tb"/>
    </style:style>
    <style:style style:name="P13" style:family="paragraph" style:parent-style-name="BODY" style:list-style-name="">
      <style:paragraph-properties fo:margin-left="0in" fo:margin-right="0in" fo:margin-top="0in" fo:margin-bottom="0.0417in"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4" style:family="paragraph" style:parent-style-name="BODY" style:list-style-name="">
      <style:paragraph-properties fo:margin-left="0in" fo:margin-right="0in" fo:margin-top="0in" fo:margin-bottom="0.0417in"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P15" style:family="paragraph" style:parent-style-name="BODY" style:list-style-name="">
      <style:paragraph-properties fo:margin-left="0in" fo:margin-right="0in" fo:margin-top="0in" fo:margin-bottom="0.0417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P16" style:family="paragraph" style:parent-style-name="BODY">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7"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8"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9" style:family="text">
      <style:text-properties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0" style:family="text">
      <style:text-properties style:font-name="Georgia" fo:font-size="10.5pt" fo:font-weight="bold" style:font-size-asian="10.5pt" style:font-weight-asian="bold" style:font-name-complex="Times New Roman1" style:font-size-complex="10.5pt"/>
    </style:style>
    <style:style style:name="T11" style:family="text">
      <style:text-properties style:font-name="Georgia" fo:font-size="10.5pt" style:font-size-asian="10.5pt" style:font-name-complex="Times New Roman1" style:font-size-complex="10.5pt"/>
    </style:style>
    <style:style style:name="T12" style:family="text">
      <style:text-properties fo:color="#545454" style:font-name="Georgia" fo:font-size="10pt" fo:language="none" fo:country="none" fo:font-style="italic" style:font-name-asian="Georgia" style:font-size-asian="10pt" style:language-asian="none" style:country-asian="none" style:font-style-asian="italic" style:font-name-complex="Georgia" style:font-size-complex="10pt" style:language-complex="none" style:country-complex="none" style:font-style-complex="italic"/>
    </style:style>
    <style:style style:name="T13"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4" style:family="text">
      <style:text-properties fo:color="#545454" style:font-name="Georgia" fo:font-size="10.5pt" fo:language="none" fo:country="none" fo:font-style="italic" fo:font-weight="bold" style:font-name-asian="Georgia" style:font-size-asian="10.5pt" style:language-asian="none" style:country-asian="none" style:font-style-asian="italic" style:font-weight-asian="bold" style:font-name-complex="Georgia" style:font-size-complex="10.5pt" style:language-complex="none" style:country-complex="none" style:font-style-complex="italic" style:font-weight-complex="bold"/>
    </style:style>
    <style:style style:name="T15" style:family="text">
      <style:text-properties fo:color="#545454"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6" style:family="text">
      <style:text-properties fo:color="#545454" fo:font-size="10pt" fo:language="none" fo:country="none" fo:font-style="italic" style:font-name-asian="Georgia" style:font-size-asian="10pt" style:language-asian="none" style:country-asian="none" style:font-style-asian="italic" style:font-name-complex="Georgia" style:font-size-complex="10pt" style:language-complex="none" style:country-complex="none" style:font-style-complex="italic"/>
    </style:style>
    <style:style style:name="T17" style:family="text">
      <style:text-properties fo:color="#802020" style:font-name="Georgia" fo:font-size="10pt" fo:language="none" fo:country="none" fo:font-weight="bold" style:font-name-asian="Georgia" style:font-size-asian="10pt" style:language-asian="none" style:country-asian="none" style:font-weight-asian="bold" style:font-name-complex="Georgia" style:font-size-complex="10pt" style:language-complex="none" style:country-complex="none" style:font-weight-complex="bold"/>
    </style:style>
    <style:style style:name="T18" style:family="text">
      <style:text-properties fo:color="#80202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9" style:family="text">
      <style:text-properties fo:color="#80202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0" style:family="text">
      <style:text-properties fo:color="#802020" fo:font-size="10pt" fo:language="none" fo:country="none" fo:font-weight="bold" style:font-name-asian="Georgia" style:font-size-asian="10pt" style:language-asian="none" style:country-asian="none" style:font-weight-asian="bold" style:font-name-complex="Georgia" style:font-size-complex="10pt" style:language-complex="none" style:country-complex="none" style:font-weight-complex="bold"/>
    </style:style>
    <style:style style:name="T21" style:family="text">
      <style:text-properties fo:font-size="10pt" fo:language="none" fo:country="none" style:font-name-asian="Georgia" style:font-size-asian="10pt" style:language-asian="none" style:country-asian="none" style:font-name-complex="Georgia" style:font-size-complex="10pt" style:language-complex="none" style:country-complex="none"/>
    </style:style>
    <style:style style:name="T22"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3"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4"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5" style:family="text">
      <style:text-properties fo:color="#000000" style:font-name="Georgia" fo:font-size="10.5pt" fo:language="none" fo:country="none" fo:font-style="italic" style:text-underline-style="solid" style:text-underline-width="auto" style:text-underline-color="font-color"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6"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27" style:family="text">
      <style:text-properties fo:color="#000000"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28" style:family="text">
      <style:text-properties fo:color="#000000" style:font-name="Georgia" fo:font-size="10.5pt" fo:language="en" fo:country="US"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9" style:family="text">
      <style:text-properties fo:language="none" fo:country="none" style:font-name-asian="Georgia" style:language-asian="none" style:country-asian="none" style:font-name-complex="Georgia" style:language-complex="none" style:country-complex="none"/>
    </style:style>
    <style:style style:name="T30"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31" style:family="text">
      <style:text-properties fo:color="#bf3030" fo:font-size="10pt" fo:language="none" fo:country="none" style:font-name-asian="Georgia" style:font-size-asian="10pt" style:language-asian="none" style:country-asian="none" style:font-name-complex="Georgia" style:font-size-complex="10pt"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at to do in the Middle of Troubles</text:p>
      <text:p text:style-name="P1"/>
      <text:p text:style-name="P2"><text:span text:style-name="T1">Read:</text:span><text:span text:style-name="T2"> I Samuel 21:3-6; Acts 27:13-37</text:span></text:p>
      <text:p text:style-name="P3"/>
      <text:p text:style-name="P8"><text:span text:style-name="T10">Text:</text:span><text:span text:style-name="T11"> </text:span><text:span text:style-name="T22">Psalm 34:8 “O taste and see that the LORD </text:span><text:span text:style-name="T26">is</text:span><text:span text:style-name="T22"> good: blessed </text:span><text:span text:style-name="T26">is</text:span><text:span text:style-name="T22"> the man </text:span><text:span text:style-name="T26">that</text:span><text:span text:style-name="T22"> trusteth in him.”</text:span></text:p>
      <text:p text:style-name="P7"/>
      <text:h text:style-name="P5" text:outline-level="3"><text:span text:style-name="T1">Introduction:</text:span><text:span text:style-name="T2"> First we read about David who was running from King Saul who wanted him dead. He was headed toward the dreaded enemy of Israel: the Philistines. In the middle of his trip he arrives at the tabernacle and asks for food. With a murderer on his backside and an enemy in front he stops for a meal. </text:span></text:h>
      <text:h text:style-name="P6" text:outline-level="3"><text:span text:style-name="T2"><text:s text:c="2"/>Then we read of <text:s/>the situation that Paul finds himself in when he counseled the men of the ship to sit down and eat: The captain of the ship had ignored Paul's warning before sailing from the isle of Crete. He sailed directly into the trouble that Paul, under the inspiration of the Holy Spirit, had warned him about. All the wares in the hold had been thrown overboard. They had even thrown the tackling of the ship overboard. All that remained were 276 terrified men and one unafraid prisoner. </text:span></text:h>
      <text:p text:style-name="P9"/>
      <text:p text:style-name="P16"><text:span text:style-name="T5">Fact #1:</text:span><text:span text:style-name="T4"> </text:span><text:span text:style-name="T6">The troubles behind them were great</text:span><text:span text:style-name="T4">. They were in a two week long storm. They <text:s/>hadn't eaten nor sleep in days. Their purpose in sailing</text:span></text:p>
      <text:p text:style-name="P16"><text:span text:style-name="T4"><text:s/>was thrown into the sea. They had lost faith in their captain. The situation was hopeless and then this Paul had told them to be of good cheer for they would lose the ship and be cast onto some island. That was their great hope? to be castaways on an island?</text:span></text:p>
      <text:p text:style-name="P10"><text:span text:style-name="T4"/></text:p>
      <text:p text:style-name="P10"><text:span text:style-name="T5">Fact #2:</text:span><text:span text:style-name="T4"> </text:span><text:span text:style-name="T6">The troubles ahead of them were great</text:span><text:span text:style-name="T4">. They were looking at certain shipwreck. Their ability to control the ship was limited and soon would be lost completely. They were going to end up on an island and did not know how they would be received. One of them would be bitten by a poisonous snake. It seemed that their fate was to rely on the word of a prisoner.</text:span></text:p>
      <text:p text:style-name="P10"><text:span text:style-name="T4"/></text:p>
      <text:p text:style-name="P10"><text:span text:style-name="T5">Fact #3:</text:span><text:span text:style-name="T4"> </text:span><text:span text:style-name="T6">This prisoner told them to eat</text:span><text:span text:style-name="T4">. It was for their health. They had been weakened and were likely to become sick if they didn't eat soon. They needed to eat to obtain strength for the difficulties ahead. As they began to eat they “ were all of good cheer.”</text:span></text:p>
      <text:p text:style-name="P10"><text:span text:style-name="T4"/></text:p>
      <text:p text:style-name="P10"><text:span text:style-name="T5">Fact #4:</text:span><text:span text:style-name="T4"> </text:span><text:span text:style-name="T6">This is a picture of how to respond to trouble</text:span><text:span text:style-name="T4">. In the middle of your troubles be sure to eat. If you and I are willing to apply these spiritual truths to our lives we will see a great difference in our world. For so many people this is a real problem. We have had trouble arrive in our lives and our response is to quit on church, quit on God, and lament: Why would God do this to me?</text:span></text:p>
      <text:p text:style-name="P10"><text:span text:style-name="T4"><text:s text:c="2"/>Do you know someone who faced great difficulty: the loss of a loved one, the betrayal of a friend, their income greatly reduced, or sickness in the family? Their response will indicate the choice they make. Did they dive into the Word of God, surround themselves with Godly people, and be driven to their knees in prayer? If so they choose to eat.</text:span></text:p>
      <text:p text:style-name="P10"><text:span text:style-name="T4"><text:s text:c="2"/>If, on the other hand, they went into a funk, quit church, and stopped reading the scriptures then that would be an indication that they choose to not eat.</text:span></text:p>
      <text:p text:style-name="P10"><text:span text:style-name="T4"/></text:p>
      <text:p text:style-name="P10"><text:span text:style-name="T5">Question:</text:span><text:span text:style-name="T4"> Why did they need to eat? They needed to eat to give them strength for the rest of the way. The storm was not through. There were other difficult events ahead of them. They needed to eat to provide them hope. Eating was an act of faith; it displayed the belief that there was something worth living for.</text:span></text:p>
      <text:p text:style-name="P10"><text:span text:style-name="T4"><text:s text:c="2"/>It is the same reason that you and I need to find ourselves at God's table on a daily basis. It has been my experience that If we are not in a battle we are either coming from one or heading into one. The trouble free life will not occur until we are on the other side of the river.</text:span></text:p>
      <text:p text:style-name="P10"><text:span text:style-name="T4"><text:s text:c="2"/>There are some believers who teach that life should be all joy and gladness. No one lives in Disneyland for more than a few days and if you've ever been there it is not all joy either. Families go from line to line and from squabble to squabble. Children are abducted and people are robbed even in Disneyland. Last year there were 290 cases of burglary or theft, <text:s/>109 counts of assault, and 60 counts of vandalism in California's Disneyland park.</text:span></text:p>
      <text:p text:style-name="P13"><text:span text:style-name="T4"/></text:p>
      <text:p text:style-name="P14"><text:span text:style-name="T30">Conclude:</text:span><text:span text:style-name="T29"> Is there anyone here, this morning, who has ever experienced troubles and sorrow? <text:s/>Is there anyone here, this morning, who is going thru a difficult time right now? Is there anyone here who thinks there might be a battle or two in your future?</text:span></text:p>
      <text:p text:style-name="P12"><text:span text:style-name="T22"><text:s text:c="2"/>Here's your </text:span><text:span text:style-name="T28">prescription</text:span><text:span text:style-name="T22">: “</text:span><text:span text:style-name="T27">take </text:span><text:span text:style-name="T25">some</text:span><text:span text:style-name="T27"> meat: for this is for your health</text:span><text:span text:style-name="T23">:”</text:span></text:p>
      <text:p text:style-name="P11"><text:span text:style-name="T29"/></text:p>
      <text:p text:style-name="P15"><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0</meta:editing-cycles>
    <meta:creation-date>2014-03-28T17:34:00</meta:creation-date>
    <dc:date>2017-09-23T19:11:35.86</dc:date>
    <meta:editing-duration>PT6M59S</meta:editing-duration>
    <meta:generator>OpenOffice/4.1.3$Win32 OpenOffice.org_project/413m1$Build-9783</meta:generator>
    <meta:document-statistic meta:table-count="0" meta:image-count="0" meta:object-count="0" meta:page-count="1" meta:paragraph-count="17" meta:word-count="813" meta:character-count="42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